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avid Solis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31, 1891</text:p>
      <text:p text:style-name="P6">Month<text:tab/><text:tab/><text:tab/><text:tab/><text:tab/><text:tab/>August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ortland</text:p>
      <text:p text:style-name="P6">State<text:tab/><text:tab/><text:tab/><text:tab/><text:tab/><text:tab/>OR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[Picture of the Cohen Davis &amp; Co. building]/</text:p>
      <text:p text:style-name="P2">CABLE ADDRESS,<text:tab/><text:tab/>OFFICE OF<text:tab/><text:tab/>NEW YORK OFFICE:/</text:p>
      <text:p text:style-name="P2">"CODA."<text:tab/><text:tab/><text:tab/><text:tab/><text:tab/><text:tab/><text:tab/>81 WALKER ST./</text:p>
      <text:p text:style-name="P2">Cohen, Davis &amp; Co.,/</text:p>
      <text:p text:style-name="P2">IMPORTERS OF/</text:p>
      <text:p text:style-name="P2">NOTIONS, TOYS &amp; FANCY GOODS/</text:p>
      <text:p text:style-name="P2">2 and 4 North Front Street, cor. A,/</text:p>
      <text:p text:style-name="P4">Portland, Or., Aug 31<text:span text:style-name="T2">st</text:span><text:span text:style-name="T4"> 1891/</text:span></text:p>
      <text:p text:style-name="P3"><text:span text:style-name="T4">Rev Dr S. Morais/</text:span></text:p>
      <text:p text:style-name="P3"><text:span text:style-name="T4"><text:tab/>My dear sir:-/</text:span></text:p>
      <text:p text:style-name="P3"><text:span text:style-name="T4"><text:tab/><text:tab/>Our branch of the Jewish Alliance/ of America has remitted to the Central Treasurer/ $487- being 2/3 of the membership dues as thus/ far received,--and we have also expressed/ our willingness to receive ten families and place/ them where they can be self supporting and/ then take 10 </text:span><text:soft-page-break/><text:span text:style-name="T4">more and so on. <text:s/>Knowing our/ people as you do you can probably appreciate/ the difficulty which it has been in a place/ like this to reach even this result and I/ assure you it has taken continual work/ since my return. <text:s/>But I feel that the spirit/ will grow so unsatisfied. <text:s/>However, I have/ through this been unable to do what I had/ hoped to do for the Alliance Universelle, and I/ do not know that I can under the circumstances/ do much as I dare not leave the people/</text:span></text:p>
      <text:p text:style-name="P3"><text:span text:style-name="T4"/></text:p>
      <text:p text:style-name="P3"><text:span text:style-name="T4">[Page 2]</text:span></text:p>
      <text:p text:style-name="P3"><text:span text:style-name="T4">regard me as a bore. <text:s/>I enclose you my/ check for 20</text:span><text:span text:style-name="T3">00</text:span><text:span text:style-name="T5"> as a personal contribution to/ the Alliance Universelle &amp; trust you will/ remit the amount to proper hands with my/ earnest wishes. <text:s/>I regret exceedingly that/ our promising nucleus here was allowed to/ die through the neglect of the proper stimulants/ from headquarters, the Publication society/ is suffering from the new cause and my work/ for, that will prove futile as a [?]./ <text:s/>People so far away like to hear direct from/ headquarters occasionally, --they like to/ feel that they are looked upon as a part/ of an institution, to be consulted, advised/ of its doings, share its confidence in fact,/ and not to be considered merely as pumps/ the hurdle to be pulled simply when payment/ time comes around. <text:s/>With high regard and/ frequent wishes for your long continued/ health the usefulness so important to our/ people/ sincerely your/ David Solis Coh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1:45:42.90</meta:creation-date>
    <meta:document-statistic meta:table-count="0" meta:image-count="0" meta:object-count="0" meta:page-count="3" meta:paragraph-count="74" meta:word-count="516" meta:character-count="3231"/>
    <dc:date>2011-11-28T11:59:05.26</dc:date>
    <dc:creator>Penn Libraries</dc:creator>
    <meta:editing-duration>PT00H13M22S</meta:editing-duration>
    <meta:editing-cycles>1</meta:editing-cycles>
    <meta:generator>OpenOffice.org/3.2$Win32 OpenOffice.org_project/320m12$Build-9483</meta:generator>
  </office:meta>
</office:document-meta>
</file>